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Channel 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5 W’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am I?</text:p>
              </text:list-item>
              <text:list-item>
                <text:p>Why this channel?</text:p>
              </text:list-item>
              <text:list-item>
                <text:p>What will be covered?</text:p>
              </text:list-item>
              <text:list-item>
                <text:p>Where should you be before beginning?</text:p>
              </text:list-item>
              <text:list-item>
                <text:p>How in depth will I go?</text:p>
              </text:list-item>
              <text:list-item>
                <text:p>What about suggestions?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hat is the projec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assword management software</text:p>
              </text:list-item>
              <text:list-item>
                <text:p>Idea to production – Real commercial product</text:p>
              </text:list-item>
              <text:list-item>
                <text:p>Series Playlist and short episod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uggestions, Concerns, Complain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mment Below</text:p>
              </text:list-item>
              <text:list-item>
                <text:p>Contact Information:</text:p>
                <text:list>
                  <text:list-item>
                    <text:p>@faddypaddy33 twitter<text:line-break/>@patrickgrady@gmx.co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13:40:30.724000000</meta:creation-date>
    <meta:editing-duration>PT15M55S</meta:editing-duration>
    <meta:editing-cycles>3</meta:editing-cycles>
    <meta:generator>LibreOffice/6.2.4.2$Windows_X86_64 LibreOffice_project/2412653d852ce75f65fbfa83fb7e7b669a126d64</meta:generator>
    <dc:title>Blue Curve</dc:title>
    <dc:date>2019-06-03T13:56:26.537000000</dc:date>
    <meta:document-statistic meta:object-count="50"/>
  </office:meta>
</office:document-meta>
</file>